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Pakistan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13" calcext:value-type="date">
            <text:p>13/01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undallah Soldiers of Allah Pakistan TTP, Taliba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467" calcext:value-type="float">
            <text:p>21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19" calcext:value-type="date">
            <text:p>19/01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480" calcext:value-type="float">
            <text:p>214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7" calcext:value-type="date">
            <text:p>17/02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408" calcext:value-type="float">
            <text:p>21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6" calcext:value-type="date">
            <text:p>16/03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331" calcext:value-type="float">
            <text:p>213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7" calcext:value-type="date">
            <text:p>17/03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332" calcext:value-type="float">
            <text:p>213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6" calcext:value-type="date">
            <text:p>26/03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333" calcext:value-type="float">
            <text:p>213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6" calcext:value-type="date">
            <text:p>16/05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218" calcext:value-type="float">
            <text:p>212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4" calcext:value-type="date">
            <text:p>04/08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76" calcext:value-type="float">
            <text:p>20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8" calcext:value-type="date">
            <text:p>08/08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at-ul-Ahrar</text:p>
          </table:table-cell>
          <table:table-cell office:value-type="string" calcext:value-type="string">
            <text:p>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5" calcext:value-type="float">
            <text:p>20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0" calcext:value-type="date">
            <text:p>10/09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at-ul-Ahra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0876" calcext:value-type="float">
            <text:p>208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6" calcext:value-type="date">
            <text:p>26/10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0740" calcext:value-type="float">
            <text:p>207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0" calcext:value-type="date">
            <text:p>10/12/20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91" calcext:value-type="float">
            <text:p>204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9" calcext:value-type="date">
            <text:p>19/01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Pak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35" calcext:value-type="float">
            <text:p>208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4" calcext:value-type="date">
            <text:p>04/04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39" calcext:value-type="float">
            <text:p>226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01" calcext:value-type="date">
            <text:p>01/07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155" calcext:value-type="float">
            <text:p>211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1" calcext:value-type="date">
            <text:p>01/08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93" calcext:value-type="float">
            <text:p>217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30" calcext:value-type="date">
            <text:p>30/09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98" calcext:value-type="float">
            <text:p>22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07" calcext:value-type="date">
            <text:p>07/11/201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406" calcext:value-type="float">
            <text:p>224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18" calcext:value-type="date">
            <text:p>18/01/201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399" calcext:value-type="float">
            <text:p>223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17" calcext:value-type="date">
            <text:p>17/03/201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at-ul-Ahra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cap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780" calcext:value-type="float">
            <text:p>21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2" calcext:value-type="date">
            <text:p>02/10/201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Pak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763" calcext:value-type="float">
            <text:p>237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5" calcext:value-type="date">
            <text:p>05/02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44" calcext:value-type="float">
            <text:p>37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9" calcext:value-type="date">
            <text:p>09/03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77" calcext:value-type="float">
            <text:p>375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3" calcext:value-type="date">
            <text:p>13/03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75" calcext:value-type="float">
            <text:p>375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3" calcext:value-type="date">
            <text:p>13/03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719" calcext:value-type="float">
            <text:p>37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5" calcext:value-type="date">
            <text:p>25/04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3986" calcext:value-type="float">
            <text:p>239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8" calcext:value-type="date">
            <text:p>28/04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73" calcext:value-type="float">
            <text:p>37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4" calcext:value-type="date">
            <text:p>04/05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94" calcext:value-type="float">
            <text:p>35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5" calcext:value-type="date">
            <text:p>05/09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5867" calcext:value-type="float">
            <text:p>258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8" calcext:value-type="date">
            <text:p>08/11/2019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8" calcext:value-type="float">
            <text:p>348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0" calcext:value-type="date">
            <text:p>20/01/202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4162" calcext:value-type="float">
            <text:p>241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9" calcext:value-type="date">
            <text:p>29/01/202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4163" calcext:value-type="float">
            <text:p>241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8" calcext:value-type="date">
            <text:p>08/07/202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akista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7322" calcext:value-type="float">
            <text:p>273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4" calcext:value-type="date">
            <text:p>14/09/202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3" calcext:value-type="float">
            <text:p>339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2" calcext:value-type="date">
            <text:p>12/01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6954" calcext:value-type="float">
            <text:p>269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26" calcext:value-type="float">
            <text:p>270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9" calcext:value-type="date">
            <text:p>09/04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fghan National Polic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2" calcext:value-type="float">
            <text:p>277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9" calcext:value-type="date">
            <text:p>09/06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493" calcext:value-type="float">
            <text:p>284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30" calcext:value-type="date">
            <text:p>30/09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Khorasan Province (Afghanistan)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19" calcext:value-type="float">
            <text:p>29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9" calcext:value-type="date">
            <text:p>29/10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17" calcext:value-type="float">
            <text:p>379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8" calcext:value-type="date">
            <text:p>28/11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akista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76" calcext:value-type="float">
            <text:p>318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1" calcext:value-type="date">
            <text:p>11/12/202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TP Tehrik-i-Taliban Pak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0553" calcext:value-type="float">
            <text:p>305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5" calcext:value-type="date">
            <text:p>25/01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204" calcext:value-type="float">
            <text:p>312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8" calcext:value-type="date">
            <text:p>18/05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2921" calcext:value-type="float">
            <text:p>329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8" calcext:value-type="date">
            <text:p>28/06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278" calcext:value-type="float">
            <text:p>33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2" calcext:value-type="date">
            <text:p>02/07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601" calcext:value-type="float">
            <text:p>33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2" calcext:value-type="date">
            <text:p>02/07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602" calcext:value-type="float">
            <text:p>336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3" calcext:value-type="date">
            <text:p>03/07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603" calcext:value-type="float">
            <text:p>336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6" calcext:value-type="date">
            <text:p>16/08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4378" calcext:value-type="float">
            <text:p>343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169" calcext:value-type="float">
            <text:p>351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1" calcext:value-type="float">
            <text:p>352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5" calcext:value-type="date">
            <text:p>25/10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694" calcext:value-type="float">
            <text:p>35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7" calcext:value-type="date">
            <text:p>27/10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955" calcext:value-type="float">
            <text:p>359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1" calcext:value-type="date">
            <text:p>11/11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akista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, OtherHealthProfessional, 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945" calcext:value-type="float">
            <text:p>359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2" calcext:value-type="date">
            <text:p>12/11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3" calcext:value-type="float">
            <text:p>358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9" calcext:value-type="date">
            <text:p>19/11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28" calcext:value-type="float">
            <text:p>362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30" calcext:value-type="date">
            <text:p>30/11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TP Tehrik-i-Taliban Pakista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31" calcext:value-type="float">
            <text:p>362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6" calcext:value-type="date">
            <text:p>06/12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TP Tehrik-i-Taliban Pak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39" calcext:value-type="float">
            <text:p>36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8" calcext:value-type="date">
            <text:p>08/12/202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TP Tehrik-i-Taliban Pak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41" calcext:value-type="float">
            <text:p>362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4" calcext:value-type="date">
            <text:p>04/01/202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924" calcext:value-type="float">
            <text:p>369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1" calcext:value-type="date">
            <text:p>11/01/202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25" calcext:value-type="float">
            <text:p>369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30" calcext:value-type="date">
            <text:p>30/03/202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12" calcext:value-type="float">
            <text:p>383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9" calcext:value-type="date">
            <text:p>09/04/202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12" calcext:value-type="float">
            <text:p>38512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Pakistan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Pakistan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0:41.812106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01:30.458688087</meta:creation-date>
    <dc:date>2023-05-15T16:41:45.042792603</dc:date>
    <meta:editing-duration>PT3M29S</meta:editing-duration>
    <meta:editing-cycles>3</meta:editing-cycles>
    <meta:generator>LibreOffice/7.0.4.2$Linux_X86_64 LibreOffice_project/00$Build-2</meta:generator>
    <meta:document-statistic meta:table-count="2" meta:cell-count="4251" meta:object-count="0"/>
  </office:meta>
</office:document-meta>
</file>